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list-style-name="LFO1" style:family="paragraph"/>
    <style:style style:name="T5" style:parent-style-name="Policepardéfaut" style:family="text">
      <style:text-properties fo:font-weight="bold" style:font-weight-asian="bold" style:font-weight-complex="bold"/>
    </style:style>
    <style:style style:name="P6" style:parent-style-name="Normal" style:list-style-name="LFO1" style:family="paragraph"/>
    <style:style style:name="T7" style:parent-style-name="Policepardéfaut" style:family="text">
      <style:text-properties fo:font-weight="bold" style:font-weight-asian="bold" style:font-weight-complex="bold"/>
    </style:style>
    <style:style style:name="P8" style:parent-style-name="Normal" style:list-style-name="LFO1" style:family="paragraph"/>
    <style:style style:name="T9" style:parent-style-name="Policepardéfaut" style:family="text">
      <style:text-properties fo:font-weight="bold" style:font-weight-asian="bold" style:font-weight-complex="bold"/>
    </style:style>
    <style:style style:name="P10" style:parent-style-name="Normal" style:list-style-name="LFO1" style:family="paragraph"/>
    <style:style style:name="T11" style:parent-style-name="Policepardéfaut" style:family="text">
      <style:text-properties fo:font-weight="bold" style:font-weight-asian="bold" style:font-weight-complex="bold"/>
    </style:style>
    <style:style style:name="P12" style:parent-style-name="Normal" style:list-style-name="LFO1" style:family="paragraph"/>
    <style:style style:name="T13" style:parent-style-name="Policepardéfaut" style:family="text">
      <style:text-properties fo:font-weight="bold" style:font-weight-asian="bold" style:font-weight-complex="bold"/>
    </style:style>
    <style:style style:name="P14" style:parent-style-name="Normal" style:list-style-name="LFO1" style:family="paragraph"/>
    <style:style style:name="T15" style:parent-style-name="Policepardéfaut" style:family="text">
      <style:text-properties fo:font-weight="bold" style:font-weight-asian="bold" style:font-weight-complex="bold"/>
    </style:style>
    <style:style style:name="P16" style:parent-style-name="Normal" style:family="paragraph">
      <style:text-properties fo:font-weight="bold" style:font-weight-asian="bold" style:font-weight-complex="bold"/>
    </style:style>
    <style:style style:name="P17" style:parent-style-name="Normal" style:family="paragraph">
      <style:text-properties fo:font-weight="bold" style:font-weight-asian="bold" style:font-weight-complex="bold"/>
    </style:style>
    <style:style style:name="P18" style:parent-style-name="Normal" style:list-style-name="LFO2" style:family="paragraph"/>
    <style:style style:name="P19" style:parent-style-name="Normal" style:list-style-name="LFO2" style:family="paragraph"/>
    <style:style style:name="P20" style:parent-style-name="Normal" style:list-style-name="LFO2" style:family="paragraph"/>
    <style:style style:name="P21" style:parent-style-name="Normal" style:list-style-name="LFO2" style:family="paragraph"/>
    <style:style style:name="P22" style:parent-style-name="Normal" style:family="paragraph">
      <style:text-properties fo:font-weight="bold" style:font-weight-asian="bold" style:font-weight-complex="bold"/>
    </style:style>
    <style:style style:name="P23" style:parent-style-name="Normal" style:family="paragraph">
      <style:text-properties fo:font-weight="bold" style:font-weight-asian="bold" style:font-weight-complex="bold"/>
    </style:style>
    <style:style style:name="P24" style:parent-style-name="Normal" style:family="paragraph">
      <style:text-properties fo:font-weight="bold" style:font-weight-asian="bold" style:font-weight-complex="bold"/>
    </style:style>
    <style:style style:name="P25" style:parent-style-name="Normal" style:list-style-name="LFO3" style:family="paragraph"/>
    <style:style style:name="T26" style:parent-style-name="Policepardéfaut" style:family="text">
      <style:text-properties fo:font-weight="bold" style:font-weight-asian="bold" style:font-weight-complex="bold"/>
    </style:style>
    <style:style style:name="P27" style:parent-style-name="Normal" style:list-style-name="LFO3" style:family="paragraph"/>
    <style:style style:name="T28" style:parent-style-name="Policepardéfaut" style:family="text">
      <style:text-properties fo:font-weight="bold" style:font-weight-asian="bold" style:font-weight-complex="bold"/>
    </style:style>
    <style:style style:name="P29" style:parent-style-name="Normal" style:family="paragraph">
      <style:text-properties fo:font-weight="bold" style:font-weight-asian="bold" style:font-weight-complex="bold"/>
    </style:style>
    <style:style style:name="P30" style:parent-style-name="Normal" style:list-style-name="LFO4" style:family="paragraph"/>
    <style:style style:name="T31" style:parent-style-name="Policepardéfaut" style:family="text">
      <style:text-properties fo:font-weight="bold" style:font-weight-asian="bold" style:font-weight-complex="bold"/>
    </style:style>
    <style:style style:name="P32" style:parent-style-name="Normal" style:list-style-name="LFO4" style:family="paragraph"/>
    <style:style style:name="T33" style:parent-style-name="Policepardéfaut" style:family="text">
      <style:text-properties fo:font-weight="bold" style:font-weight-asian="bold" style:font-weight-complex="bold"/>
    </style:style>
    <style:style style:name="P34" style:parent-style-name="Normal" style:list-style-name="LFO4" style:family="paragraph"/>
    <style:style style:name="T35" style:parent-style-name="Policepardéfaut" style:family="text">
      <style:text-properties fo:font-weight="bold" style:font-weight-asian="bold" style:font-weight-complex="bold"/>
    </style:style>
    <style:style style:name="P36" style:parent-style-name="Normal" style:family="paragraph">
      <style:text-properties fo:font-weight="bold" style:font-weight-asian="bold" style:font-weight-complex="bold"/>
    </style:style>
    <style:style style:name="P37" style:parent-style-name="Normal" style:family="paragraph">
      <style:text-properties fo:font-weight="bold" style:font-weight-asian="bold" style:font-weight-complex="bold"/>
    </style:style>
    <style:style style:name="P38" style:parent-style-name="Normal" style:list-style-name="LFO5" style:family="paragraph"/>
    <style:style style:name="T39" style:parent-style-name="Policepardéfaut" style:family="text">
      <style:text-properties fo:font-weight="bold" style:font-weight-asian="bold" style:font-weight-complex="bold"/>
    </style:style>
    <style:style style:name="P40" style:parent-style-name="Normal" style:list-style-name="LFO5" style:family="paragraph"/>
    <style:style style:name="T41" style:parent-style-name="Policepardéfaut" style:family="text">
      <style:text-properties fo:font-weight="bold" style:font-weight-asian="bold" style:font-weight-complex="bold"/>
    </style:style>
    <style:style style:name="P42" style:parent-style-name="Normal" style:list-style-name="LFO5" style:family="paragraph"/>
    <style:style style:name="T43" style:parent-style-name="Policepardéfaut" style:family="text">
      <style:text-properties fo:font-weight="bold" style:font-weight-asian="bold" style:font-weight-complex="bold"/>
    </style:style>
    <style:style style:name="P44" style:parent-style-name="Normal" style:family="paragraph">
      <style:text-properties fo:font-weight="bold" style:font-weight-asian="bold" style:font-weight-complex="bold"/>
    </style:style>
    <style:style style:name="P45" style:parent-style-name="Normal" style:list-style-name="LFO6" style:family="paragraph"/>
    <style:style style:name="P46" style:parent-style-name="Normal" style:list-style-name="LFO6" style:family="paragraph"/>
    <style:style style:name="P47" style:parent-style-name="Normal" style:list-style-name="LFO6" style:family="paragraph"/>
    <style:style style:name="P48" style:parent-style-name="Normal" style:list-style-name="LFO6" style:family="paragraph"/>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1. Partie Workflow</text:p>
      <text:p text:style-name="P2">1.1. Pourquoi proposer un workflow basé sur Docker ?</text:p>
      <text:p text:style-name="Normal">Docker permet d’isoler les environnements, d'assurer la portabilité des applications, et de faciliter la réplication entre les différents serveurs (développement, test, préproduction, production). Cela garantit une uniformité dans les déploiements, réduit les erreurs liées aux dépendances, et améliore l'efficacité globale.</text:p>
      <text:p text:style-name="P3">1.2. Quels outils open source seront intégrés dans ce workflow ?</text:p>
      <text:list text:style-name="LFO1" text:continue-numbering="true">
        <text:list-item>
          <text:p text:style-name="P4"><text:span text:style-name="T5">CI/CD</text:span><text:s/>: Jenkins pour gérer les pipelines d'intégration et de déploiement.</text:p>
        </text:list-item>
        <text:list-item>
          <text:p text:style-name="P6"><text:span text:style-name="T7">SCM</text:span><text:s/>: GitLab pour la gestion du code et la collaboration.</text:p>
        </text:list-item>
        <text:list-item>
          <text:p text:style-name="P8"><text:span text:style-name="T9">Tests</text:span><text:s/>: Selenium/Cypress pour les tests fonctionnels, Jest/Mocha pour les tests unitaires.</text:p>
        </text:list-item>
        <text:list-item>
          <text:p text:style-name="P10"><text:span text:style-name="T11">Métriques</text:span><text:s/>: Prometheus et Grafana pour la surveillance des performances.</text:p>
        </text:list-item>
        <text:list-item>
          <text:p text:style-name="P12"><text:span text:style-name="T13">Reverse Proxy</text:span><text:s/>: Traefik pour l'équilibrage de charge et la gestion des routes.</text:p>
        </text:list-item>
        <text:list-item>
          <text:p text:style-name="P14"><text:span text:style-name="T15">Backup</text:span><text:s/>: BorgBackup ou Restic pour automatiser la sauvegarde des données.</text:p>
        </text:list-item>
      </text:list>
      <text:p text:style-name="P16">1.3. Quelle méthodologie recommandez-vous pour la gestion de projets ?</text:p>
      <text:p text:style-name="Normal">La méthodologie Agile est idéale, car elle favorise l'adaptation rapide aux changements, la collaboration entre les équipes, et des cycles de développement itératifs avec des livraisons fréquentes.</text:p>
      <text:p text:style-name="P17">1.4. Quels sont les facteurs-risques identifiés pour le workflow ?</text:p>
      <text:list text:style-name="LFO2" text:continue-numbering="true">
        <text:list-item>
          <text:p text:style-name="P18">Manque de formation des équipes sur les nouveaux outils.</text:p>
        </text:list-item>
        <text:list-item>
          <text:p text:style-name="P19">Risques de sécurité liés à des configurations Docker ou Jenkins mal protégées.</text:p>
        </text:list-item>
        <text:list-item>
          <text:p text:style-name="P20">Complexité des transitions entre les méthodologies existantes et Agile.</text:p>
        </text:list-item>
        <text:list-item>
          <text:p text:style-name="P21">Pannes ou dysfonctionnements dans les serveurs (nécessité de redondance et de sauvegardes).</text:p>
        </text:list-item>
      </text:list>
      <text:p text:style-name="Normal"><draw:custom-shape svg:x="0in" svg:y="0in" svg:width="45.51042in" svg:height="0.00139in" draw:z-index="0" draw:id="id0" draw:style-name="a0" draw:name="Horizontal Line 7" text:anchor-type="as-char"><svg:title/><svg:desc/><draw:enhanced-geometry draw:type="non-primitive" svg:viewBox="0 0 21600 21600" draw:enhanced-path="M 0 0 L 21600 0 21600 21600 0 21600 Z N"/></draw:custom-shape></text:p>
      <text:p text:style-name="P22">2. Partie Client (Thé Tip Top)</text:p>
      <text:p text:style-name="P23">2.1. Quelle est la finalité du jeu-concours pour Thé Tip Top ?</text:p>
      <text:p text:style-name="Normal">La finalité est de célébrer l’ouverture de leur 10e boutique, de fidéliser les clients existants, et d’attirer une nouvelle clientèle en valorisant leurs produits bio et haut de gamme.</text:p>
      <text:p text:style-name="P24">2.2. Pourquoi une API et une WebApp sont nécessaires pour ce projet ?</text:p>
      <text:soft-page-break/>
      <text:list text:style-name="LFO3" text:continue-numbering="true">
        <text:list-item>
          <text:p text:style-name="P25"><text:span text:style-name="T26">API</text:span><text:s/>: Centralise les données et assure la communication entre le site du jeu-concours, les caisses des magasins, et le futur site e-commerce.</text:p>
        </text:list-item>
        <text:list-item>
          <text:p text:style-name="P27"><text:span text:style-name="T28">WebApp</text:span><text:s/>: Permet aux utilisateurs de participer au jeu, consulter leurs gains, et aux administrateurs de gérer les statistiques et les interactions avec les participants.</text:p>
        </text:list-item>
      </text:list>
      <text:p text:style-name="P29">2.3. Quelles technologies recommandez-vous pour le site du jeu-concours ?</text:p>
      <text:list text:style-name="LFO4" text:continue-numbering="true">
        <text:list-item>
          <text:p text:style-name="P30"><text:span text:style-name="T31">Backend/API</text:span><text:s/>: Node.js ou Django pour la rapidité et la scalabilité.</text:p>
        </text:list-item>
        <text:list-item>
          <text:p text:style-name="P32"><text:span text:style-name="T33">Frontend</text:span><text:s/>: React ou Vue.js pour une interface utilisateur responsive et performante.</text:p>
        </text:list-item>
        <text:list-item>
          <text:p text:style-name="P34"><text:span text:style-name="T35">Base de données</text:span><text:s/>: PostgreSQL pour gérer efficacement les 500 000 codes et leur répartition.</text:p>
        </text:list-item>
      </text:list>
      <text:p text:style-name="P36">2.4. Comment respecter les pourcentages de gains des tickets ?</text:p>
      <text:p text:style-name="Normal">Les 500 000 codes, ainsi que leur lot associé, seront pré-générés en base de données. Un algorithme veillera à attribuer les lots de manière contrôlée dès la génération initiale.</text:p>
      <text:p text:style-name="P37">2.5. Quelle stratégie de communication recommandez-vous ?</text:p>
      <text:list text:style-name="LFO5" text:continue-numbering="true">
        <text:list-item>
          <text:p text:style-name="P38"><text:span text:style-name="T39">Réseaux sociaux</text:span><text:s/>: Campagnes sur Instagram, TikTok, et Facebook pour maximiser la visibilité.</text:p>
        </text:list-item>
        <text:list-item>
          <text:p text:style-name="P40"><text:span text:style-name="T41">Influenceurs</text:span><text:s/>: Collaboration avec des créateurs de contenu dans les domaines bio, lifestyle, et bien-être.</text:p>
        </text:list-item>
        <text:list-item>
          <text:p text:style-name="P42"><text:span text:style-name="T43">Outils marketing</text:span><text:s/>: Intégration de Google Analytics pour suivre l’audience et de Mailchimp pour des campagnes emailing ciblées.</text:p>
        </text:list-item>
      </text:list>
      <text:p text:style-name="P44">2.6. Quels facteurs-risques identifiez-vous pour le projet Thé Tip Top ?</text:p>
      <text:list text:style-name="LFO6" text:continue-numbering="true">
        <text:list-item>
          <text:p text:style-name="P45">Risques liés à la RGPD : Assurer la protection et la confidentialité des données personnelles.</text:p>
        </text:list-item>
        <text:list-item>
          <text:p text:style-name="P46">Problèmes techniques avec l'API : Nécessité de tests approfondis.</text:p>
        </text:list-item>
        <text:list-item>
          <text:p text:style-name="P47">Manque d'engagement des influenceurs ou mauvaise stratégie marketing.</text:p>
        </text:list-item>
        <text:list-item>
          <text:p text:style-name="P48">Gestion des participants en cas de surcharge (jusqu'à 500 000 tickets).</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les GREGOIRE</meta:initial-creator>
    <dc:creator>Jules GREGOIRE</dc:creator>
    <meta:creation-date>2025-01-23T13:12:00Z</meta:creation-date>
    <dc:date>2025-01-23T13:14:00Z</dc:date>
    <meta:template xlink:href="Normal.dotm" xlink:type="simple"/>
    <meta:editing-cycles>1</meta:editing-cycles>
    <meta:editing-duration>PT120S</meta:editing-duration>
    <meta:document-statistic meta:page-count="2" meta:paragraph-count="7" meta:word-count="543" meta:character-count="3526" meta:row-count="24" meta:non-whitespace-character-count="2990"/>
  </office:meta>
</office:document-meta>
</file>